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44F42802D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794cm"/>
    </style:style>
    <style:style style:name="P1" style:family="paragraph" style:parent-style-name="Text_20_body">
      <style:text-properties officeooo:rsid="002e45f9" officeooo:paragraph-rsid="002e45f9"/>
    </style:style>
    <style:style style:name="P2" style:family="paragraph" style:parent-style-name="Text_20_body">
      <style:text-properties fo:language="cs" fo:country="CZ" officeooo:rsid="002e45f9" officeooo:paragraph-rsid="002e45f9"/>
    </style:style>
    <style:style style:name="P3" style:family="paragraph" style:parent-style-name="Table_20_Contents">
      <style:paragraph-properties fo:text-align="center" style:justify-single-word="false"/>
      <style:text-properties style:font-name="Source Code Pro" fo:font-size="28pt" fo:language="cs" fo:country="CZ" style:text-underline-style="solid" style:text-underline-width="auto" style:text-underline-color="font-color" fo:font-weight="bold" officeooo:rsid="00300e2b" officeooo:paragraph-rsid="00300e2b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8pt" fo:language="cs" fo:country="CZ" officeooo:paragraph-rsid="002ddae1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language="cs" fo:country="CZ" officeooo:paragraph-rsid="00314b3c"/>
    </style:style>
    <style:style style:name="P6" style:family="paragraph" style:parent-style-name="Standard">
      <style:paragraph-properties fo:text-align="center" style:justify-single-word="false"/>
      <style:text-properties fo:language="cs" fo:country="CZ" officeooo:paragraph-rsid="00314b3c"/>
    </style:style>
    <style:style style:name="T1" style:family="text">
      <style:text-properties officeooo:rsid="00300e2b"/>
    </style:style>
    <style:style style:name="T2" style:family="text">
      <style:text-properties style:font-name="Source Code Pro" officeooo:rsid="00314b3c"/>
    </style:style>
    <style:style style:name="T3" style:family="text">
      <style:text-properties style:font-name="Source Code Pro" officeooo:rsid="0031b1b4"/>
    </style:style>
    <style:style style:name="T4" style:family="text">
      <style:text-properties style:font-name="Source Code Pro" officeooo:rsid="0031bb59"/>
    </style:style>
    <style:style style:name="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2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Pracovní listy</text:p>
          </table:table-cell>
        </table:table-row>
        <table:table-row table:style-name="Table2.2">
          <table:table-cell table:style-name="Table2.A1" office:value-type="string">
            <text:p text:style-name="P4"><text:span text:style-name="T1">Jméno: </text:span>……………………………………………</text:p>
          </table:table-cell>
        </table:table-row>
      </table:table>
      <text:p text:style-name="P5"><text:tab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Tohle budou tvé pracovní listy a poznámky </text:span><text:span text:style-name="T3">na</text:span><text:span text:style-name="T2"> celý týden příměšťáku. </text:span><text:span text:style-name="T3">Budeš sem psát své </text:span><text:span text:style-name="T4">myšlenky a luštit šifry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36d18a"/>
    </style:style>
    <style:style style:name="MT2" style:family="text">
      <style:text-properties officeooo:rsid="0023a96f"/>
    </style:style>
    <style:style style:name="MT3" style:family="text">
      <style:text-properties officeooo:rsid="0037f988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0"><draw:image xlink:href="Pictures/100000010000043F0000044F42802D4E.png" xlink:type="simple" xlink:show="embed" xlink:actuate="onLoad" draw:mime-type="image/png"/></draw:frame><text:s text:c="9"/>Léto teenagerů 202<text:span text:style-name="MT1">5</text:span></text:p>
              <text:p text:style-name="MP1"><text:s text:c="9"/><text:span text:style-name="MT2">(</text:span><text:span text:style-name="MT3">21</text:span><text:span text:style-name="MT2">. až </text:span><text:span text:style-name="MT3">25</text:span><text:span text:style-name="MT2">. </text:span><text:span text:style-name="MT1">července</text:span><text:span text:style-name="MT2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1:49:26.123702700</meta:creation-date>
    <dc:title>primestak_2024</dc:title>
    <dc:date>2025-07-20T21:38:42.210118113</dc:date>
    <meta:editing-duration>PT8M38S</meta:editing-duration>
    <meta:editing-cycles>9</meta:editing-cycles>
    <meta:generator>LibreOffice/24.8.5.2$Linux_X86_64 LibreOffice_project/480$Build-2</meta:generator>
    <meta:print-date>2025-07-20T21:36:53.056977966</meta:print-date>
    <meta:document-statistic meta:table-count="2" meta:image-count="1" meta:object-count="0" meta:page-count="1" meta:paragraph-count="7" meta:word-count="33" meta:character-count="233" meta:non-whitespace-character-count="186"/>
  </office:meta>
</office:document-meta>
</file>